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04pt"/>
    </style:style>
    <style:style style:name="co3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anne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6000000" calcext:value-type="float">
            <text:p>16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 Prescale</text:p>
          </table:table-cell>
          <table:table-cell office:value-type="string" calcext:value-type="string">
            <text:p>Тактов CPU на 1 такт ADC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C Conversion Time</text:p>
          </table:table-cell>
          <table:table-cell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Тактов CPU на 1 измерение ADC</text:p>
          </table:table-cell>
          <table:table-cell table:formula="of:=[.D10]*[.D11]" office:value-type="float" office:value="864" calcext:value-type="float">
            <text:p>8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Измерений ADC в сек</text:p>
          </table:table-cell>
          <table:table-cell table:formula="of:=[.D9]/[.D12]" office:value-type="float" office:value="18518.5185185185" calcext:value-type="float">
            <text:p>18518.51851851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Измерений ADC на 1 ногу в сек</text:p>
          </table:table-cell>
          <table:table-cell table:formula="of:=[.D13]/[.D8]" office:value-type="float" office:value="2314.81481481481" calcext:value-type="float">
            <text:p>2314.814814814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Частота сети, Гц</text:p>
          </table:table-cell>
          <table:table-cell office:value-type="float" office:value="50" calcext:value-type="float">
            <text:p>50</text:p>
          </table:table-cell>
          <table:table-cell table:formula="of:=1/50" office:value-type="float" office:value="0.02" calcext:value-type="float">
            <text:p>0.02</text:p>
          </table:table-cell>
          <table:table-cell table:formula="of:=[.E16]/(1/1000000)" office:value-type="float" office:value="20000" calcext:value-type="float">
            <text:p>2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мерений в период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Измерений в сек</text:p>
          </table:table-cell>
          <table:table-cell table:formula="of:=[.D16]*[.D17]"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Измерений ADC на 1 период</text:p>
          </table:table-cell>
          <table:table-cell table:formula="of:=[.D13]/[.D16]" office:value-type="float" office:value="370.37037037037" calcext:value-type="float">
            <text:p>370.370370370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PU freq</text:p>
          </table:table-cell>
          <table:table-cell office:value-type="float" office:value="16000000" calcext:value-type="float">
            <text:p>1600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tick time sec</text:p>
          </table:table-cell>
          <table:table-cell table:formula="of:=1/[.C22]" office:value-type="float" office:value="0.0000000625" calcext:value-type="float">
            <text:p>6.25E-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tick time ms</text:p>
          </table:table-cell>
          <table:table-cell table:formula="of:=[.C23]*1000" office:value-type="float" office:value="0.0000625" calcext:value-type="float">
            <text:p>0.00006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tick time mks</text:p>
          </table:table-cell>
          <table:table-cell table:formula="of:=[.C24]*1000" office:value-type="float" office:value="0.0625" calcext:value-type="float">
            <text:p>0.06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C K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ay sec</text:p>
          </table:table-cell>
          <table:table-cell table:formula="of:=[.C26]*[.C23]" office:value-type="float" office:value="0.000004" calcext:value-type="float">
            <text:p>0.0000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ay ms</text:p>
          </table:table-cell>
          <table:table-cell table:formula="of:=[.C27]*1000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ay mks</text:p>
          </table:table-cell>
          <table:table-cell table:formula="of:=[.C28]*1000"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23:24:22.570469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3:31:38.957966821</meta:creation-date>
    <dc:date>2017-12-05T23:45:58.192873143</dc:date>
    <meta:editing-duration>PT5H19M14S</meta:editing-duration>
    <meta:editing-cycles>5</meta:editing-cycles>
    <meta:generator>LibreOffice/5.1.6.2$Linux_X86_64 LibreOffice_project/10m0$Build-2</meta:generator>
    <meta:document-statistic meta:table-count="1" meta:cell-count="41" meta:object-count="0"/>
  </office:meta>
</office:document-meta>
</file>